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OHN'S VISION OF THE NEW JERUSALEM (21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OHN'S VISION OF THE NEW JERUSALEM (21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he sees (21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he sees (21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A new heaven and earth (20:1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Holy City descending from heaven (20:2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JOHN'S VISION OF THE NEW JERUSALEM (21:1-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he sees (21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at he hears (21:3-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What he hears (21:3-8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 words of the angel (21:3-4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words of the angel (21:3-4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He says God himself will mingle among his people (21:3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He says God himself will minister to his people (21:4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What he hears (21:3-8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words of the angel (21:3-4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words of the Almighty (21:5-8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words of the Almighty (21:5-8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He will be the Father to all the saved (21:5-7).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He will be the foe to all the unsaved (21:8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What he hears (21:3-8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words of the angel (21:3-4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words of the Almighty (21:5-8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JOHN'S VISION OF THE NEW JERUSALEM (21:1-8)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What he sees (21:1-2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What he hears (21:3-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21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JOHN'S VISION OF THE NEW JERUSALEM (21:1-8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JOHN'S VISIT TO THE NEW JERUSALEM (21:9-2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-title-Title-Slide" presentation:presentation-page-layout-name="Master1-PPL1" draw:id="Slide-267">
        <draw:frame draw:id="id105" presentation:style-name="a584" draw:name="Title 1" svg:x="1.38in" svg:y="0.83in" svg:width="10.3in" svg:height="4.42in" presentation:class="title" presentation:placeholder="false">
          <draw:text-box>
            <text:p text:style-name="a583" text:class-names="" text:cond-style-name=""><text:span text:style-name="a581" text:class-names="">JOHN'S VISIT TO THE NEW JERUSALEM (21:9-27):<text:s text:c="1"/></text:span><text:span text:style-name="a582" text:class-names=""/></text:p>
          </draw:text-box>
          <svg:title/>
          <svg:desc/>
        </draw:frame>
        <draw:frame draw:id="id106" presentation:style-name="a589" draw:name="Subtitle 2" svg:x="1.38in" svg:y="5.25in" svg:width="10.3in" svg:height="1.85in" presentation:class="subtitle" presentation:placeholder="false">
          <draw:text-box>
            <text:p text:style-name="a586" text:class-names="" text:cond-style-name=""><text:span text:style-name="a585" text:class-names=""><text:s text:c="1"/>John describes what he sees (21:9-18, 19-21, 26).<text:s text:c="1"/></text:span></text:p>
            <text:p text:style-name="a588" text:class-names="" text:cond-style-name=""><text:span text:style-name="a587" text:class-names=""/></text:p>
          </draw:text-box>
          <svg:title/>
          <svg:desc/>
        </draw:frame>
      </draw:page>
      <draw:page draw:name="Slide13" draw:style-name="a590" draw:master-page-name="Master1-Layout12-tx-Title-and-Text" presentation:presentation-page-layout-name="Master1-PPL12" draw:id="Slide-268">
        <draw:frame draw:id="id107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John describes what he sees (21:9-18, 19-21, 26).<text:s text:c="1"/></text:span><text:span text:style-name="a592" text:class-names=""/></text:p>
          </draw:text-box>
          <svg:title/>
          <svg:desc/>
        </draw:frame>
        <draw:frame draw:id="id108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city itself (21:9-11, 18b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gates and walls (21:12-14, 18a, 21a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4" draw:style-name="a605" draw:master-page-name="Master1-Layout12-tx-Title-and-Text" presentation:presentation-page-layout-name="Master1-PPL12" draw:id="Slide-269">
        <draw:frame draw:id="id109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gates and walls (21:12-14, 18a, 21a)<text:s text:c="1"/></text:span><text:span text:style-name="a607" text:class-names=""/></text:p>
          </draw:text-box>
          <svg:title/>
          <svg:desc/>
        </draw:frame>
        <draw:frame draw:id="id110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gates (21:12b-13, 21a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walls (21:12a, 14, 18a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5" draw:style-name="a620" draw:master-page-name="Master1-Layout12-tx-Title-and-Text" presentation:presentation-page-layout-name="Master1-PPL12" draw:id="Slide-270">
        <draw:frame draw:id="id111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John describes what he sees (21:9-18, 19-21, 26).<text:s text:c="1"/></text:span><text:span text:style-name="a622" text:class-names=""/></text:p>
          </draw:text-box>
          <svg:title/>
          <svg:desc/>
        </draw:frame>
        <draw:frame draw:id="id112" presentation:style-name="a637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city itself (21:9-11, 18b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gates and walls (21:12-14, 18a, 21a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size and dimensions (21:15-1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The size and dimensions (21:15-17)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city measures 1,400 miles long by 1,400 miles wide by 1,400 miles high (21:15-16).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walls are two hundred feet thick (21:17)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2-tx-Title-and-Text" presentation:presentation-page-layout-name="Master1-PPL12" draw:id="Slide-272">
        <draw:frame draw:id="id115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John describes what he sees (21:9-18, 19-21, 26).<text:s text:c="1"/></text:span><text:span text:style-name="a655" text:class-names=""/></text:p>
          </draw:text-box>
          <svg:title/>
          <svg:desc/>
        </draw:frame>
        <draw:frame draw:id="id116" presentation:style-name="a679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city itself (21:9-11, 18b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gates and walls (21:12-14, 18a, 21a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size and dimensions (21:15-17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foundations (21:19-20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street (21:21b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worship (21:26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8" draw:style-name="a680" draw:master-page-name="Master1-Layout12-tx-Title-and-Text" presentation:presentation-page-layout-name="Master1-PPL12" draw:id="Slide-273">
        <draw:frame draw:id="id117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JOHN'S VISIT TO THE NEW JERUSALEM (21:9-27):<text:s text:c="1"/></text:span><text:span text:style-name="a682" text:class-names=""/></text:p>
          </draw:text-box>
          <svg:title/>
          <svg:desc/>
        </draw:frame>
        <draw:frame draw:id="id118" presentation:style-name="a694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John describes what he sees (21:9-18, 19-21, 26).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John describes what he does not see (21:22-25, 27).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John describes what he does not see (21:22-25, 27).<text:s text:c="1"/></text:span><text:span text:style-name="a697" text:class-names=""/></text:p>
          </draw:text-box>
          <svg:title/>
          <svg:desc/>
        </draw:frame>
        <draw:frame draw:id="id120" presentation:style-name="a715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There is no Temple there (21:22).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re is no need of the sun (21:23-24).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There are no closed gates (21:25).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There is no impurity or evil (21:27).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20" draw:style-name="a716" draw:master-page-name="Master1-Layout12-tx-Title-and-Text" presentation:presentation-page-layout-name="Master1-PPL12" draw:id="Slide-275">
        <draw:frame draw:id="id121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JOHN'S VISIT TO THE NEW JERUSALEM (21:9-27):<text:s text:c="1"/></text:span><text:span text:style-name="a718" text:class-names=""/></text:p>
          </draw:text-box>
          <svg:title/>
          <svg:desc/>
        </draw:frame>
        <draw:frame draw:id="id122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John describes what he sees (21:9-18, 19-21, 26).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John describes what he does not see (21:22-25, 27).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1" draw:style-name="a731" draw:master-page-name="Master1-Layout12-tx-Title-and-Text" presentation:presentation-page-layout-name="Master1-PPL12" draw:id="Slide-276">
        <draw:frame draw:id="id123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21<text:s text:c="1"/></text:span><text:span text:style-name="a733" text:class-names=""/></text:p>
          </draw:text-box>
          <svg:title/>
          <svg:desc/>
        </draw:frame>
        <draw:frame draw:id="id124" presentation:style-name="a745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JOHN'S VISION OF THE NEW JERUSALEM (21:1-8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JOHN'S VISIT TO THE NEW JERUSALEM (21:9-27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1 </dc:title>
    <meta:initial-creator>David STRICKLAND</meta:initial-creator>
    <dc:creator>David STRICKLAND</dc:creator>
    <meta:creation-date>2020-02-23T23:22:11Z</meta:creation-date>
    <dc:date>2020-02-23T23:22:11Z</dc:date>
    <meta:template xlink:href="BibleStudy" xlink:type="simple"/>
    <meta:editing-cycles>1</meta:editing-cycles>
    <meta:editing-duration>PT0S</meta:editing-duration>
    <meta:document-statistic meta:paragraph-count="66" meta:word-count="619"/>
  </office:meta>
</office:document-meta>
</file>